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46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54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608cm" fo:min-width="17.788cm"/>
    </style:style>
    <style:style style:name="gr4" style:family="graphic" style:parent-style-name="standard">
      <style:graphic-properties draw:textarea-horizontal-align="justify" draw:textarea-vertical-align="middle" draw:auto-grow-height="false" fo:min-height="3.876cm" fo:min-width="4.76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862cm" fo:min-width="17.7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2.032cm" svg:x="1.762cm" svg:y="1.254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397cm" svg:x="12.811cm" svg:y="1.76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397cm" svg:x="16.367cm" svg:y="1.762cm">
          <text:p text:style-name="P1">Sign 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288cm" svg:height="6.858cm" svg:x="1.635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4.572cm" svg:x="2.016cm" svg:y="6.588cm">
          <text:p text:style-name="P1">Restaurant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7.985cm" svg:y="6.588cm">
          <text:p text:style-name="P2">Restaurant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14.081cm" svg:y="6.588cm">
          <text:p text:style-name="P2">Restaurant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35cm" svg:height="1.143cm" svg:x="2.397cm" svg:y="4.937cm">
          <text:p text:style-name="P1">Dining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288cm" svg:height="7.112cm" svg:x="1.508cm" svg:y="12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4.572cm" svg:x="1.889cm" svg:y="13.954cm">
          <text:p text:style-name="P1">Beach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7.858cm" svg:y="13.954cm">
          <text:p text:style-name="P1">Boat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13.954cm" svg:y="13.954cm">
          <text:p text:style-name="P1">Golf Im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35cm" svg:height="1.143cm" svg:x="2.27cm" svg:y="12.303cm">
          <text:p text:style-name="P1">Leisu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288cm" svg:height="7.112cm" svg:x="1.508cm" svg:y="19.7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4.572cm" svg:x="1.889cm" svg:y="21.701cm">
          <text:p text:style-name="P1">Wringling Muse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7.858cm" svg:y="21.701cm">
          <text:p text:style-name="P1">Performing A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5cm" svg:height="4.572cm" svg:x="13.954cm" svg:y="21.701cm">
          <text:p text:style-name="P1">Bal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35cm" svg:height="1.143cm" svg:x="2.27cm" svg:y="20.05cm">
          <text:p text:style-name="P1">Arts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502cm" svg:height="0.962cm" svg:x="30.591cm" svg:y="4.8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1:33:56.588356287</meta:creation-date>
    <dc:date>2021-02-26T13:20:58.457075476</dc:date>
    <meta:editing-duration>PT1H16M41S</meta:editing-duration>
    <meta:editing-cycles>1</meta:editing-cycles>
    <meta:document-statistic meta:object-count="19"/>
    <meta:generator>LibreOffice/6.4.6.2$Linux_X86_64 LibreOffice_project/40$Build-2</meta:generator>
  </office:meta>
</office:document-meta>
</file>